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d6b4"/>
    </style:style>
    <style:style style:name="P2" style:family="paragraph" style:parent-style-name="Standard">
      <style:paragraph-properties fo:text-align="start" style:justify-single-word="false"/>
      <style:text-properties officeooo:paragraph-rsid="00c82e18"/>
    </style:style>
    <style:style style:name="P3" style:family="paragraph" style:parent-style-name="Standard">
      <style:paragraph-properties fo:text-align="start" style:justify-single-word="false"/>
      <style:text-properties officeooo:paragraph-rsid="00d5fd2a"/>
    </style:style>
    <style:style style:name="P4" style:family="paragraph" style:parent-style-name="Standard">
      <style:paragraph-properties fo:text-align="start" style:justify-single-word="false"/>
      <style:text-properties officeooo:paragraph-rsid="00d7aff1"/>
    </style:style>
    <style:style style:name="P5" style:family="paragraph" style:parent-style-name="Standard">
      <style:paragraph-properties fo:text-align="start" style:justify-single-word="false"/>
      <style:text-properties officeooo:paragraph-rsid="00e38d22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bd6b4" officeooo:paragraph-rsid="00c238a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f5fcf" officeooo:paragraph-rsid="002f5fc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f5fcf" officeooo:paragraph-rsid="003f24f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364f6" officeooo:paragraph-rsid="004364f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754ae" officeooo:paragraph-rsid="004754a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fec76" officeooo:paragraph-rsid="004fec7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5507dc" officeooo:paragraph-rsid="0056976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569767" officeooo:paragraph-rsid="0056976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569767" officeooo:paragraph-rsid="0059367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5a85f9" officeooo:paragraph-rsid="005a85f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c3cd15" officeooo:paragraph-rsid="00c3cd1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officeooo:rsid="001bd6b4" officeooo:paragraph-rsid="001bd6b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2pt" officeooo:rsid="001bd6b4" officeooo:paragraph-rsid="00c238a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8e41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bd6b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40b6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57df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a2c6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bc1c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3f24f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fec76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56976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d8ef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2pt" officeooo:rsid="00257dfa" officeooo:paragraph-rsid="00257dfa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5507dc" officeooo:paragraph-rsid="0056976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569767" officeooo:paragraph-rsid="0059367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5a85f9" officeooo:paragraph-rsid="005a85f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afd69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bd6b4" officeooo:paragraph-rsid="00c238a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fo:color="#000000" style:font-name="Liberation Serif" fo:font-size="12pt" fo:font-weight="bold" officeooo:rsid="001bd6b4" officeooo:paragraph-rsid="00c238a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ce5c0d" officeooo:paragraph-rsid="00c82e1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d0a43f" officeooo:paragraph-rsid="00c82e1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d5fd2a" officeooo:paragraph-rsid="00d5fd2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normal" officeooo:paragraph-rsid="00240b68" style:font-size-asian="12pt" style:font-style-asian="italic" style:font-weight-asian="normal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normal" officeooo:paragraph-rsid="001bd6b4" style:font-size-asian="12pt" style:font-style-asian="italic" style:font-weight-asian="normal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normal" officeooo:paragraph-rsid="002a2c66" style:font-size-asian="12pt" style:font-style-asian="italic" style:font-weight-asian="normal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normal" officeooo:paragraph-rsid="002bc1ca" style:font-size-asian="12pt" style:font-style-asian="italic" style:font-weight-asian="normal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normal" officeooo:rsid="00693684" officeooo:paragraph-rsid="006d8eff" style:font-size-asian="12pt" style:font-style-asian="italic" style:font-weight-asian="normal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bold" officeooo:rsid="002bc1ca" officeooo:paragraph-rsid="002d5787" style:font-size-asian="12pt" style:font-style-asian="italic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4d973" officeooo:paragraph-rsid="00257dfa" style:font-size-asian="12pt" style:font-style-asian="normal" style:font-weight-asian="normal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3e8cdc" officeooo:paragraph-rsid="003f24fd" style:font-size-asian="12pt" style:font-style-asian="normal" style:font-weight-asian="normal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f5fcf" officeooo:paragraph-rsid="003f24f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66254c" officeooo:paragraph-rsid="00afd69b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5507dc" officeooo:paragraph-rsid="006d8eff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569767" officeooo:paragraph-rsid="00569767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580347" officeooo:paragraph-rsid="0059367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678403" officeooo:paragraph-rsid="0066254c" style:font-size-asian="12pt" style:font-weight-asian="normal" style:font-size-complex="12pt" style:font-weight-complex="normal"/>
    </style:style>
    <style:style style:name="T1" style:family="text">
      <style:text-properties officeooo:rsid="001bd6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d6b4" style:font-weight-asian="bold" style:font-weight-complex="bold"/>
    </style:style>
    <style:style style:name="T4" style:family="text">
      <style:text-properties fo:font-weight="bold" officeooo:rsid="004fec76" style:font-weight-asian="bold" style:font-weight-complex="bold"/>
    </style:style>
    <style:style style:name="T5" style:family="text">
      <style:text-properties fo:font-weight="bold" officeooo:rsid="005507dc" style:font-weight-asian="bold" style:font-weight-complex="bold"/>
    </style:style>
    <style:style style:name="T6" style:family="text">
      <style:text-properties officeooo:rsid="001d10eb"/>
    </style:style>
    <style:style style:name="T7" style:family="text">
      <style:text-properties officeooo:rsid="002168f8"/>
    </style:style>
    <style:style style:name="T8" style:family="text">
      <style:text-properties fo:color="#000000" style:font-name="Liberation Serif" fo:font-size="12pt" style:font-size-asian="12pt" style:font-size-complex="12pt"/>
    </style:style>
    <style:style style:name="T9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0" style:family="text">
      <style:text-properties fo:color="#000000" style:font-name="Liberation Serif" fo:font-size="12pt" fo:font-style="normal" fo:font-weight="normal" officeooo:rsid="007c61fa" style:font-size-asian="12pt" style:font-style-asian="normal" style:font-weight-asian="normal" style:font-size-complex="12pt"/>
    </style:style>
    <style:style style:name="T11" style:family="text">
      <style:text-properties fo:color="#000000" style:font-name="Liberation Serif" fo:font-size="12pt" fo:font-style="italic" fo:font-weight="normal" style:font-size-asian="12pt" style:font-style-asian="italic" style:font-weight-asian="normal" style:font-size-complex="12pt"/>
    </style:style>
    <style:style style:name="T12" style:family="text">
      <style:text-properties fo:color="#000000" style:font-name="Liberation Serif" fo:font-size="12pt" fo:font-style="italic" fo:font-weight="normal" officeooo:rsid="007c61fa" style:font-size-asian="12pt" style:font-style-asian="italic" style:font-weight-asian="normal" style:font-size-complex="12pt"/>
    </style:style>
    <style:style style:name="T13" style:family="text">
      <style:text-properties fo:color="#000000" style:font-name="Liberation Serif" fo:font-size="14pt" fo:font-weight="normal" officeooo:rsid="00c82e18" style:font-size-asian="14pt" style:font-weight-asian="normal" style:font-size-complex="14pt" style:font-weight-complex="normal"/>
    </style:style>
    <style:style style:name="T14" style:family="text">
      <style:text-properties fo:color="#000000" style:font-name="Liberation Serif" fo:font-size="14pt" fo:font-weight="normal" officeooo:rsid="00c98550" style:font-size-asian="14pt" style:font-weight-asian="normal" style:font-size-complex="14pt" style:font-weight-complex="normal"/>
    </style:style>
    <style:style style:name="T15" style:family="text">
      <style:text-properties fo:color="#000000" style:font-name="Liberation Serif" fo:font-size="14pt" fo:font-weight="normal" officeooo:rsid="00ce5c0d" style:font-size-asian="14pt" style:font-weight-asian="normal" style:font-size-complex="14pt" style:font-weight-complex="normal"/>
    </style:style>
    <style:style style:name="T16" style:family="text">
      <style:text-properties fo:color="#000000" style:font-name="Liberation Serif" fo:font-size="14pt" fo:font-weight="normal" officeooo:rsid="00d0a43f" style:font-size-asian="14pt" style:font-weight-asian="normal" style:font-size-complex="14pt" style:font-weight-complex="normal"/>
    </style:style>
    <style:style style:name="T17" style:family="text">
      <style:text-properties fo:color="#000000" style:font-name="Liberation Serif" fo:font-size="14pt" fo:font-weight="normal" officeooo:rsid="00d5fd2a" style:font-size-asian="14pt" style:font-weight-asian="normal" style:font-size-complex="14pt" style:font-weight-complex="normal"/>
    </style:style>
    <style:style style:name="T18" style:family="text">
      <style:text-properties fo:color="#000000" style:font-name="Liberation Serif" fo:font-size="14pt" fo:font-weight="normal" officeooo:rsid="00d7aff1" style:font-size-asian="14pt" style:font-weight-asian="normal" style:font-size-complex="14pt" style:font-weight-complex="normal"/>
    </style:style>
    <style:style style:name="T19" style:family="text">
      <style:text-properties fo:color="#000000" style:font-name="Liberation Serif" fo:font-size="14pt" fo:font-weight="normal" officeooo:rsid="00d8436b" style:font-size-asian="14pt" style:font-weight-asian="normal" style:font-size-complex="14pt" style:font-weight-complex="normal"/>
    </style:style>
    <style:style style:name="T20" style:family="text">
      <style:text-properties fo:color="#000000" style:font-name="Liberation Serif" fo:font-size="14pt" fo:font-weight="normal" officeooo:rsid="00dbeb8c" style:font-size-asian="14pt" style:font-weight-asian="normal" style:font-size-complex="14pt" style:font-weight-complex="normal"/>
    </style:style>
    <style:style style:name="T21" style:family="text">
      <style:text-properties fo:color="#000000" style:font-name="Liberation Serif" fo:font-size="14pt" fo:font-weight="normal" officeooo:rsid="00e38d22" style:font-size-asian="14pt" style:font-weight-asian="normal" style:font-size-complex="14pt" style:font-weight-complex="normal"/>
    </style:style>
    <style:style style:name="T22" style:family="text">
      <style:text-properties officeooo:rsid="00277787"/>
    </style:style>
    <style:style style:name="T23" style:family="text">
      <style:text-properties officeooo:rsid="0028e41f"/>
    </style:style>
    <style:style style:name="T24" style:family="text">
      <style:text-properties officeooo:rsid="00296349"/>
    </style:style>
    <style:style style:name="T25" style:family="text">
      <style:text-properties fo:font-style="italic" fo:font-weight="normal" style:font-style-asian="italic" style:font-weight-asian="normal"/>
    </style:style>
    <style:style style:name="T26" style:family="text">
      <style:text-properties fo:font-style="italic" fo:font-weight="normal" officeooo:rsid="005507dc" style:font-style-asian="italic" style:font-weight-asian="normal" style:font-weight-complex="bold"/>
    </style:style>
    <style:style style:name="T27" style:family="text">
      <style:text-properties fo:font-style="italic" fo:font-weight="normal" officeooo:rsid="00693684" style:font-style-asian="italic" style:font-weight-asian="normal" style:font-weight-complex="bold"/>
    </style:style>
    <style:style style:name="T28" style:family="text">
      <style:text-properties fo:font-style="italic" fo:font-weight="normal" officeooo:rsid="006a64fc" style:font-style-asian="italic" style:font-weight-asian="normal" style:font-weight-complex="bold"/>
    </style:style>
    <style:style style:name="T29" style:family="text">
      <style:text-properties fo:font-style="italic" fo:font-weight="normal" officeooo:rsid="006b7042" style:font-style-asian="italic" style:font-weight-asian="normal" style:font-weight-complex="bold"/>
    </style:style>
    <style:style style:name="T30" style:family="text">
      <style:text-properties fo:font-style="italic" fo:font-weight="normal" officeooo:rsid="006cf797" style:font-style-asian="italic" style:font-weight-asian="normal" style:font-weight-complex="bold"/>
    </style:style>
    <style:style style:name="T31" style:family="text">
      <style:text-properties fo:font-style="italic" fo:font-weight="normal" officeooo:rsid="002bc1ca" style:font-style-asian="italic" style:font-weight-asian="normal" style:font-weight-complex="normal"/>
    </style:style>
    <style:style style:name="T32" style:family="text">
      <style:text-properties fo:font-style="italic" fo:font-weight="normal" officeooo:rsid="00954271" style:font-style-asian="italic" style:font-weight-asian="normal"/>
    </style:style>
    <style:style style:name="T33" style:family="text">
      <style:text-properties fo:font-style="italic" fo:font-weight="normal" officeooo:rsid="00969efc" style:font-style-asian="italic" style:font-weight-asian="normal"/>
    </style:style>
    <style:style style:name="T34" style:family="text">
      <style:text-properties fo:font-style="italic" fo:font-weight="bold" officeooo:rsid="002a2c66" style:font-style-asian="italic" style:font-weight-asian="bold" style:font-weight-complex="bold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fo:font-style="normal" fo:font-weight="normal" officeooo:rsid="0024d973" style:font-style-asian="normal" style:font-weight-asian="normal"/>
    </style:style>
    <style:style style:name="T37" style:family="text">
      <style:text-properties fo:font-style="normal" fo:font-weight="normal" officeooo:rsid="003e8cdc" style:font-style-asian="normal" style:font-weight-asian="normal"/>
    </style:style>
    <style:style style:name="T38" style:family="text">
      <style:text-properties fo:font-style="normal" fo:font-weight="normal" officeooo:rsid="004029ac" style:font-style-asian="normal" style:font-weight-asian="normal"/>
    </style:style>
    <style:style style:name="T39" style:family="text">
      <style:text-properties fo:font-style="normal" fo:font-weight="normal" officeooo:rsid="003e8cdc" style:font-style-asian="normal" style:font-weight-asian="normal" style:font-weight-complex="bold"/>
    </style:style>
    <style:style style:name="T40" style:family="text">
      <style:text-properties fo:font-style="normal" fo:font-weight="normal" officeooo:rsid="005507dc" style:font-style-asian="normal" style:font-weight-asian="normal" style:font-weight-complex="bold"/>
    </style:style>
    <style:style style:name="T41" style:family="text">
      <style:text-properties fo:font-style="normal" fo:font-weight="normal" officeooo:rsid="0088bcc8" style:font-style-asian="normal" style:font-weight-asian="normal"/>
    </style:style>
    <style:style style:name="T42" style:family="text">
      <style:text-properties fo:font-style="normal" fo:font-weight="normal" officeooo:rsid="008bb608" style:font-style-asian="normal" style:font-weight-asian="normal"/>
    </style:style>
    <style:style style:name="T43" style:family="text">
      <style:text-properties officeooo:rsid="00569767"/>
    </style:style>
    <style:style style:name="T44" style:family="text">
      <style:text-properties officeooo:rsid="0066254c"/>
    </style:style>
    <style:style style:name="T45" style:family="text">
      <style:text-properties officeooo:rsid="00678403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0a193" style:font-weight-asian="normal" style:font-weight-complex="normal"/>
    </style:style>
    <style:style style:name="T48" style:family="text">
      <style:text-properties fo:font-weight="normal" officeooo:rsid="00330ffb" style:font-weight-asian="normal" style:font-weight-complex="normal"/>
    </style:style>
    <style:style style:name="T49" style:family="text">
      <style:text-properties fo:font-weight="normal" officeooo:rsid="003a932e" style:font-weight-asian="normal" style:font-weight-complex="normal"/>
    </style:style>
    <style:style style:name="T50" style:family="text">
      <style:text-properties fo:font-weight="normal" officeooo:rsid="003dd236" style:font-weight-asian="normal" style:font-weight-complex="normal"/>
    </style:style>
    <style:style style:name="T51" style:family="text">
      <style:text-properties fo:font-weight="normal" officeooo:rsid="00569767" style:font-weight-asian="normal" style:font-weight-complex="normal"/>
    </style:style>
    <style:style style:name="T52" style:family="text">
      <style:text-properties fo:font-weight="normal" officeooo:rsid="00580347" style:font-weight-asian="normal" style:font-weight-complex="normal"/>
    </style:style>
    <style:style style:name="T53" style:family="text">
      <style:text-properties fo:font-weight="normal" officeooo:rsid="0066254c" style:font-weight-asian="normal" style:font-weight-complex="normal"/>
    </style:style>
    <style:style style:name="T54" style:family="text">
      <style:text-properties officeooo:rsid="00a1f8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SE 241 Winter Project</text:p>
      <text:p text:style-name="P18"/>
      <text:p text:style-name="P34"/>
      <text:p text:style-name="P2"><text:span text:style-name="T13"><text:tab/>In this Project </text:span><text:span text:style-name="T14">Firstly I started to make a view board representation. I made a view for cellView that class contains setting color setting cellSize etc. <text:s/>After that I made a BoardView by extending Relative layout each cell is right and bottom of the before for every cell in a row and I accessed to cells by id. Every Cells has own id that is created by a static id generator </text:span><text:span text:style-name="T15">which starts from 1000. Before updating the board I reset that id generator. </text:span></text:p>
      <text:p text:style-name="P36"/>
      <text:p text:style-name="P2"><text:span text:style-name="T15"><text:tab/></text:span><text:span text:style-name="T16">The Main activity is to hold board and options menu that contains save, load, new game reset etc.</text:span></text:p>
      <text:p text:style-name="P37"/>
      <text:p text:style-name="P3"><text:span text:style-name="T16"><text:tab/></text:span><text:span text:style-name="T17">In the setting activity I took all game parameters to construct hex object and then I sent the hex object which is seriable as I did hw-7 , to main activity with intent.</text:span></text:p>
      <text:p text:style-name="P38"/>
      <text:p text:style-name="P4"><text:span text:style-name="T17">I search for algorith for AI part </text:span><text:span text:style-name="T18">I learnt minimax algorithm. But icouldnt find a library for hex AI so I did it without help. <text:s/>The idea mine was that I made graph classes and converting the board to graph and then with dijkstra algorithm I find shortest distance between borders. </text:span></text:p>
      <text:p text:style-name="P5"><text:span text:style-name="T18"><text:tab/>And then </text:span><text:span text:style-name="T17"><text:s/></text:span><text:span text:style-name="T18">in minimax algorithm I took all free cells to a list and shuffle them and I selected and find minimax of <text:s/>every state recursively that was so complicated because of recursive functions. It takes lots of times to calculate the best place for cell of computer So I made its deepness 2 because it doesnt take lots of time to show demo. U can change deephness in minimax algorithm 2 to to many number .But as I said it works but takes so long time. </text:span><text:span text:style-name="T19">I couldnt optimize it because I havent so much time. I learnt this project in staring of the school. </text:span><text:span text:style-name="T20"><text:s/></text:span><text:span text:style-name="T21">I had 2-3 homeworks were hard like this. </text:span><text:span text:style-name="T20">Sorry for that sir.</text:span></text:p>
      <text:p text:style-name="P35">Views</text:p>
      <text:p text:style-name="P6"/>
      <text:p text:style-name="P19"><text:span text:style-name="T3">1) BoardView<text:tab/></text:span><text:span text:style-name="T1">:<text:tab/></text:span><text:span text:style-name="T22">Takes cells and initializes board view <text:s/></text:span><text:span text:style-name="T23">Sets Cells according to screen size and board size.</text:span><text:span text:style-name="T22"> </text:span></text:p>
      <text:p text:style-name="P17"><text:tab/><text:tab/></text:p>
      <text:p text:style-name="P17">- init() <text:tab/><text:tab/><text:tab/>: initilizes the boardView by taking required arguments</text:p>
      <text:p text:style-name="P20"><text:span text:style-name="T1">- setColor(Hex) <text:tab/>: </text:span><text:span text:style-name="T25">sets colors of board cells</text:span></text:p>
      <text:p text:style-name="P20"><text:span text:style-name="T1">- </text:span><text:span text:style-name="T6">makeBoard<text:tab/><text:tab/>: </text:span><text:span text:style-name="T25">makes board row by row</text:span></text:p>
      <text:p text:style-name="P20"><text:span text:style-name="T35">- private void addCellToRow<text:tab/>:</text:span><text:span text:style-name="T25"> adds a cell to row</text:span></text:p>
      <text:p text:style-name="P20"/>
      <text:p text:style-name="P20"><text:span text:style-name="T25">- </text:span><text:span text:style-name="T35">private void setCellSize() : <text:tab/></text:span><text:span text:style-name="T25">calculates the appropriate cellSize</text:span><text:line-break/></text:p>
      <text:p text:style-name="P1"><text:span text:style-name="T9">private int dpToPx(float dp</text:span><text:span text:style-name="T10">) </text:span><text:span text:style-name="T11">:<text:tab/></text:span><text:span text:style-name="T12">C</text:span><text:span text:style-name="T11">onvert</text:span><text:span text:style-name="T12">s</text:span><text:span text:style-name="T11"> dp to px</text:span><text:span text:style-name="T8"><text:line-break/></text:span></text:p>
      <text:p text:style-name="P20">- <text:span text:style-name="T7">cellView.onTouchListener <text:s/>: handles board touches</text:span></text:p>
      <text:p text:style-name="P20"/>
      <text:p text:style-name="P21"><text:span text:style-name="T35">private void showWinner() throws Exception : <text:s text:c="3"/></text:span><text:span text:style-name="T25">shows a winner with a toast message</text:span></text:p>
      <text:p text:style-name="P39"/>
      <text:p text:style-name="P22"><text:span text:style-name="T35"><text:s text:c="54"/></text:span><text:line-break/><text:span text:style-name="T35">public void save:<text:tab/></text:span><text:span text:style-name="T36">Takes name and creates file</text:span></text:p>
      <text:p text:style-name="P45"/>
      <text:p text:style-name="P45"/>
      <text:p text:style-name="P22"><text:span text:style-name="T36">private void </text:span><text:span text:style-name="T35">setCell(Location location, CellView.CellColor color) : <text:tab/></text:span><text:span text:style-name="T25">sets the board cells color</text:span><text:line-break/></text:p>
      <text:p text:style-name="P22"/>
      <text:p text:style-name="P21"><text:span text:style-name="T35">public void updateBoard() : <text:tab/></text:span><text:span text:style-name="T25"> updates the board</text:span><text:line-break/></text:p>
      <text:p text:style-name="P21"/>
      <text:p text:style-name="P21"/>
      <text:p text:style-name="P20"/>
      <text:p text:style-name="P29"><text:span text:style-name="T2">2) CellView </text:span><text:s text:c="2"/><text:span text:style-name="T24">holds location and contains color has an id .</text:span></text:p>
      <text:p text:style-name="P29"/>
      <text:p text:style-name="P29"/>
      <text:p text:style-name="P22"><text:span text:style-name="T35">public Location getLocation(int boardSize <text:s text:c="6"/></text:span><text:span text:style-name="T25"><text:s/>returns the location of the cell</text:span><text:line-break/></text:p>
      <text:p text:style-name="P29"/>
      <text:p text:style-name="P29"><text:span text:style-name="T35">public void setColor(CellColor cellColor):<text:tab/></text:span><text:span text:style-name="T25"> sets the color of cell</text:span><text:line-break/></text:p>
      <text:p text:style-name="P29"/>
      <text:p text:style-name="P40"/>
      <text:p text:style-name="P23"><text:span text:style-name="T35">private void setCellLengths(int cellSize) :<text:tab/></text:span><text:span text:style-name="T25"> sets the lengths of the cell according to cellsize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4"><text:span text:style-name="T34"><text:s/>Main Activity<text:tab/> :<text:tab/></text:span><text:span text:style-name="T31">Contains BoardView and options menu. Options menu contains all required operations for game like save ,load, new game, compare etc.</text:span></text:p>
      <text:p text:style-name="P44"/>
      <text:p text:style-name="P44"><text:soft-page-break/></text:p>
      <text:p text:style-name="P44"/>
      <text:p text:style-name="P24"><text:span text:style-name="T35">public boolean onOptionsItemSelected</text:span><text:span text:style-name="T41">()</text:span><text:span text:style-name="T35"> <text:s text:c="8"/></text:span><text:span text:style-name="T42">:</text:span><text:span text:style-name="T35"> <text:s/></text:span><text:span text:style-name="T25">sets all the options of the option menu</text:span><text:line-break/></text:p>
      <text:p text:style-name="P24"><text:line-break/><text:span text:style-name="T35">public boolean onCreateOptionsMenu(Menu menu) : </text:span><text:span text:style-name="T25"><text:s/>inflates options menu and add</text:span><text:line-break/></text:p>
      <text:p text:style-name="P42"/>
      <text:p text:style-name="P17"><text:span text:style-name="T35">private void loadGame() :<text:tab/></text:span><text:span text:style-name="T25">loads the game by showing list of the saved games</text:span><text:line-break/><text:tab/></text:p>
      <text:p text:style-name="P17"><text:tab/></text:p>
      <text:p text:style-name="P20"><text:span text:style-name="T35">private void compare() : <text:tab/></text:span><text:span text:style-name="T25">compares the games by showing all saved games</text:span><text:line-break/></text:p>
      <text:p text:style-name="P17"/>
      <text:p text:style-name="P17"><text:span text:style-name="T35">private void newGame() :<text:tab/></text:span><text:span text:style-name="T25">starts a new game redirects to settings activity</text:span><text:line-break/></text:p>
      <text:p text:style-name="P17"/>
      <text:p text:style-name="P17"/>
      <text:p text:style-name="P17"><text:span text:style-name="T35">protected void onCreate(Bundle savedInstanceState) :<text:tab/></text:span><text:span text:style-name="T25">oncreate method </text:span><text:span text:style-name="T32">that initilizes all views </text:span><text:span text:style-name="T33">and setting up them</text:span><text:line-break/></text:p>
      <text:p text:style-name="P17"/>
      <text:p text:style-name="P17"/>
      <text:p text:style-name="P17"/>
      <text:p text:style-name="P7">Setting Activity : <text:tab/><text:span text:style-name="T47">Takes all parameters for the hex game and initilalizes game and sends hex object to main activity </text:span><text:span text:style-name="T48">with </text:span><text:span text:style-name="T49">intent . </text:span><text:span text:style-name="T50">I setted some listeners for radio buttons and numberpicker</text:span></text:p>
      <text:p text:style-name="P7"/>
      <text:p text:style-name="P7"/>
      <text:p text:style-name="P8"><text:span text:style-name="T35">public void colorOnClick(View view) : <text:s/></text:span><text:span text:style-name="T37">sets color</text:span></text:p>
      <text:p text:style-name="P46"/>
      <text:p text:style-name="P46"/>
      <text:p text:style-name="P46"/>
      <text:p text:style-name="P8"><text:span text:style-name="T37">public int </text:span><text:span text:style-name="T35">dpToPx(float dp) :<text:tab/><text:tab/></text:span><text:span text:style-name="T38">converts dp to px</text:span><text:line-break/></text:p>
      <text:p text:style-name="P46"/>
      <text:p text:style-name="P46"/>
      <text:p text:style-name="P46"/>
      <text:p text:style-name="P46"/>
      <text:p text:style-name="P46"/>
      <text:p text:style-name="P25"><text:span text:style-name="T39">public void </text:span><text:span text:style-name="T35">start(View view) <text:tab/>:<text:tab/></text:span><text:span text:style-name="T25"> makes an intent puts the hex game to in intent and starts the main activity (board representation)</text:span><text:line-break/></text:p>
      <text:p text:style-name="P8"><text:line-break/></text:p>
      <text:p text:style-name="P7"/>
      <text:p text:style-name="P7"><text:span text:style-name="T35">private boolean requestWritePerm() :<text:tab/><text:tab/></text:span><text:span text:style-name="T25"> requests the write permission from user</text:span><text:line-break/></text:p>
      <text:p text:style-name="P7"/>
      <text:p text:style-name="P7"/>
      <text:p text:style-name="P7"/>
      <text:p text:style-name="P9">HexEngine : Hex engine is <text:span text:style-name="T54">completely</text:span> same as I did on hw-7</text:p>
      <text:p text:style-name="P10"/>
      <text:p text:style-name="P10"><text:soft-page-break/></text:p>
      <text:p text:style-name="P10"/>
      <text:p text:style-name="P11"><text:tab/><text:tab/>Minimax </text:p>
      <text:p text:style-name="P11"/>
      <text:p text:style-name="P11"/>
      <text:p text:style-name="P11">DijkstraAlgorithm : <text:tab/><text:tab/>Its an algorithm for finding the shortest path between 2 node in a graph</text:p>
      <text:p text:style-name="P11"/>
      <text:p text:style-name="P11"><text:span text:style-name="T35">public void execute(Vertex source) : </text:span><text:span text:style-name="T25">takes source <text:s/></text:span><text:line-break/></text:p>
      <text:p text:style-name="P11"/>
      <text:p text:style-name="P11"/>
      <text:p text:style-name="P11"><text:span text:style-name="T35">private void findMinimalDistances(Vertex node) :<text:tab/></text:span><text:span text:style-name="T25">finds minimum distances</text:span><text:line-break/></text:p>
      <text:p text:style-name="P11"/>
      <text:p text:style-name="P11"/>
      <text:p text:style-name="P11"><text:span text:style-name="T35">private int getDistance(Vertex node, Vertex target) : <text:tab/><text:tab/></text:span><text:span text:style-name="T25">returns the distance</text:span><text:line-break/></text:p>
      <text:p text:style-name="P11"/>
      <text:p text:style-name="P11"/>
      <text:p text:style-name="P11"><text:span text:style-name="T35">private List&lt;Vertex&gt; getNeighbors(Vertex node) : <text:tab/><text:tab/></text:span><text:span text:style-name="T25">finds neigbours and returns</text:span><text:line-break/></text:p>
      <text:p text:style-name="P11"/>
      <text:p text:style-name="P11"/>
      <text:p text:style-name="P11"><text:span text:style-name="T35">private Vertex getMinimum(Set&lt;Vertex&gt; vertexes) :<text:tab/><text:tab/></text:span><text:span text:style-name="T25">returns the minimum vertex from the given vertexes</text:span><text:line-break/></text:p>
      <text:p text:style-name="P11"/>
      <text:p text:style-name="P26"><text:span text:style-name="T4"><text:line-break/></text:span><text:span text:style-name="T35">public LinkedList&lt;Vertex&gt; getPath(Vertex target) <text:tab/>:<text:tab/></text:span><text:span text:style-name="T25">returns path and returns null if not exist any path</text:span><text:line-break/></text:p>
      <text:p text:style-name="P11"/>
      <text:p text:style-name="P11"/>
      <text:p text:style-name="P12">Edge<text:tab/>: <text:span text:style-name="T46">The class to hold edges of a graph </text:span><text:span text:style-name="T51">that holds </text:span></text:p>
      <text:p text:style-name="P50">- Id</text:p>
      <text:p text:style-name="P30">- <text:span text:style-name="T43">Source vertex</text:span></text:p>
      <text:p text:style-name="P30">- <text:span text:style-name="T43">Destination vertexes</text:span></text:p>
      <text:p text:style-name="P12"/>
      <text:p text:style-name="P12"/>
      <text:p text:style-name="P14">Graph<text:tab/> <text:s text:c="2"/>:<text:tab/><text:span text:style-name="T46">The class for graph structure contains </text:span><text:span text:style-name="T52">all </text:span></text:p>
      <text:p text:style-name="P51">- vertexes and</text:p>
      <text:p text:style-name="P51">- edges</text:p>
      <text:p text:style-name="P31"/>
      <text:p text:style-name="P15">Vertex<text:tab/> <text:s text:c="2"/>:<text:tab/><text:span text:style-name="T53">The class for Vertexes that contains</text:span></text:p>
      <text:p text:style-name="P32">- <text:span text:style-name="T44">Id</text:span></text:p>
      <text:p text:style-name="P32">- <text:span text:style-name="T44">Location</text:span></text:p>
      <text:p text:style-name="P32">- <text:span text:style-name="T44">CellState</text:span></text:p>
      <text:p text:style-name="P15"/>
      <text:p text:style-name="P15"/>
      <text:p text:style-name="P15"/>
      <text:p text:style-name="P48">Minimax<text:tab/></text:p>
      <text:p text:style-name="P33"><text:soft-page-break/><text:span text:style-name="T44">The class for minimax algorithm </text:span><text:span text:style-name="T45">that calculates scores of users and try to find best location for Computer which contains:</text:span></text:p>
      <text:p text:style-name="P52">- hex</text:p>
      <text:p text:style-name="P52">- left, right, up, down</text:p>
      <text:p text:style-name="P52">- deepth<text:tab/>:<text:tab/>for minimax algorithm can be changed</text:p>
      <text:p text:style-name="P52">- steplimit</text:p>
      <text:p text:style-name="P15"/>
      <text:p text:style-name="P15"/>
      <text:p text:style-name="P14"/>
      <text:p text:style-name="P14"/>
      <text:p text:style-name="P14"><text:span text:style-name="T35">private int shortestPathOfUsr2() throws Exception :<text:tab/><text:tab/></text:span><text:span text:style-name="T25">returns the shoretest path Size for user2</text:span><text:line-break/></text:p>
      <text:p text:style-name="P14"/>
      <text:p text:style-name="P13"/>
      <text:p text:style-name="P13"/>
      <text:p text:style-name="P13"><text:span text:style-name="T35">private int shortestPathOfUsr1() throws Exception :<text:tab/><text:tab/></text:span><text:span text:style-name="T25">returns the shoretest path Size for user1</text:span><text:line-break/></text:p>
      <text:p text:style-name="P13"/>
      <text:p text:style-name="P12"/>
      <text:p text:style-name="P12"><text:span text:style-name="T35">private int getWeight(LinkedList&lt;Vertex&gt; path,Graph graph :<text:tab/></text:span><text:span text:style-name="T25">gets the weight of the path</text:span><text:line-break/></text:p>
      <text:p text:style-name="P12"/>
      <text:p text:style-name="P12"/>
      <text:p text:style-name="P12"><text:span text:style-name="T35">public int getScoreOfUser2() throws Exception :<text:tab/></text:span><text:span text:style-name="T25"> returns current score of the user 2</text:span><text:line-break/></text:p>
      <text:p text:style-name="P12"/>
      <text:p text:style-name="P12"/>
      <text:p text:style-name="P12"><text:span text:style-name="T35">private int getWeight(LinkedList&lt;Vertex&gt; path,Graph graph): <text:tab/></text:span><text:span text:style-name="T25"> gets the weight of the path</text:span><text:line-break/></text:p>
      <text:p text:style-name="P12"/>
      <text:p text:style-name="P12"/>
      <text:p text:style-name="P12"/>
      <text:p text:style-name="P12"><text:span text:style-name="T35">private Graph getGraph(Hex.CellState userSign) throws Exception :<text:tab/></text:span><text:span text:style-name="T25"> returns the graph for a users cells</text:span><text:line-break/></text:p>
      <text:p text:style-name="P12"/>
      <text:p text:style-name="P12"/>
      <text:p text:style-name="P12"><text:span text:style-name="T35">public Location bestLocation(Hex hex) throws Exception :<text:tab/><text:tab/></text:span><text:span text:style-name="T25">tries to find best location for the user computer</text:span><text:line-break/></text:p>
      <text:p text:style-name="P12"/>
      <text:p text:style-name="P12"/>
      <text:p text:style-name="P27"><text:span text:style-name="T40">private int max(Hex hex) throws Exception :<text:tab/> <text:s/></text:span><text:span text:style-name="T26">returns maximum score of the given </text:span><text:span text:style-name="T27">the given clone of hex game and makes all possible samples and put them into min function returns maximum one</text:span><text:span text:style-name="T5"><text:line-break/></text:span></text:p>
      <text:p text:style-name="P12"/>
      <text:p text:style-name="P12"/>
      <text:p text:style-name="P28"><text:span text:style-name="T40">private int min(Hex hex) throws Exception <text:s text:c="9"/>:<text:tab/></text:span><text:span text:style-name="T26"> returns minimum score of the given </text:span><text:span text:style-name="T28">t</text:span><text:span text:style-name="T27">he given clone of hex game and makes all possible samples and put them into </text:span><text:span text:style-name="T29">max</text:span><text:span text:style-name="T27"> function returns </text:span><text:span text:style-name="T30">minimum</text:span><text:span text:style-name="T27"> one</text:span></text:p>
      <text:p text:style-name="P43"/>
      <text:p text:style-name="P43"/>
      <text:p text:style-name="P49"><text:soft-page-break/><text:line-break/></text:p>
      <text:p text:style-name="P16">Mehmet Hüseyin YILDIZ</text:p>
      <text:p text:style-name="P16">20010400409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49:22.927424569</meta:creation-date>
    <dc:date>2021-03-16T23:57:48.243160904</dc:date>
    <meta:editing-duration>PT1H7M25S</meta:editing-duration>
    <meta:editing-cycles>120</meta:editing-cycles>
    <meta:generator>LibreOffice/6.4.6.2$Linux_X86_64 LibreOffice_project/40$Build-2</meta:generator>
    <meta:document-statistic meta:table-count="0" meta:image-count="0" meta:object-count="0" meta:page-count="6" meta:paragraph-count="76" meta:word-count="989" meta:character-count="6106" meta:non-whitespace-character-count="4999"/>
  </office:meta>
</office:document-meta>
</file>